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c17c3" officeooo:paragraph-rsid="001c17c3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30d46" officeooo:paragraph-rsid="00230d46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ec74a" officeooo:paragraph-rsid="001ec74a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50413a" officeooo:paragraph-rsid="0050413a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7c8364" officeooo:paragraph-rsid="007c836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7c8364" officeooo:paragraph-rsid="007c836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7c8364" officeooo:paragraph-rsid="009d8bb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6pt" fo:font-weight="bold" officeooo:rsid="001c17c3" officeooo:paragraph-rsid="001c17c3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459e64" officeooo:paragraph-rsid="00459e64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normal" officeooo:rsid="00230d46" officeooo:paragraph-rsid="00230d46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2pt" fo:font-weight="bold" officeooo:rsid="001c17c3" officeooo:paragraph-rsid="001c17c3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5372c9" officeooo:paragraph-rsid="005372c9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7f54bb" officeooo:paragraph-rsid="007f54bb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91bfd0" officeooo:paragraph-rsid="0091bfd0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938f04" officeooo:paragraph-rsid="00938f04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99e99a" officeooo:paragraph-rsid="0099e99a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9e5547" officeooo:paragraph-rsid="009e5547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c17c3" officeooo:paragraph-rsid="001c17c3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ec74a" officeooo:paragraph-rsid="001ec74a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30d46" officeooo:paragraph-rsid="00230d46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26a816" officeooo:paragraph-rsid="0026a816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29afb6" officeooo:paragraph-rsid="0029afb6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2a7b8b" officeooo:paragraph-rsid="002a39f4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normal" officeooo:rsid="001c17c3" officeooo:paragraph-rsid="001c17c3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f4888" officeooo:paragraph-rsid="001f4888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4d847" officeooo:paragraph-rsid="0024d847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6a816" officeooo:paragraph-rsid="0026a816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2f87fb" officeooo:paragraph-rsid="002f87fb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2a7b8b" officeooo:paragraph-rsid="002a39f4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2a7b8b" officeooo:paragraph-rsid="0040ca92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4022e9" officeooo:paragraph-rsid="004022e9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427d1d" officeooo:paragraph-rsid="00427d1d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4ad688" officeooo:paragraph-rsid="004ad68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7f54bb" officeooo:paragraph-rsid="007f54bb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91bfd0" officeooo:paragraph-rsid="0091bfd0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938f04" officeooo:paragraph-rsid="00938f04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9501dc" officeooo:paragraph-rsid="009501dc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9501dc" officeooo:paragraph-rsid="0099ca98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99e99a" officeooo:paragraph-rsid="0099e99a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9e5547" officeooo:paragraph-rsid="009e5547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9ff4a4" officeooo:paragraph-rsid="009ff4a4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a3cf3f" officeooo:paragraph-rsid="00a3cf3f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a6615f" officeooo:paragraph-rsid="00a6615f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a97e67" officeooo:paragraph-rsid="00a97e67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officeooo:rsid="001c17c3" officeooo:paragraph-rsid="001c17c3" style:font-size-asian="12pt" style:font-size-complex="12pt"/>
    </style:style>
    <style:style style:name="P46" style:family="paragraph" style:parent-style-name="Standard">
      <style:text-properties fo:font-size="12pt" officeooo:rsid="00290762" officeooo:paragraph-rsid="00290762" style:font-size-asian="12pt" style:font-size-complex="12pt"/>
    </style:style>
    <style:style style:name="P47" style:family="paragraph" style:parent-style-name="Standard">
      <style:text-properties officeooo:paragraph-rsid="001ec74a"/>
    </style:style>
    <style:style style:name="P48" style:family="paragraph" style:parent-style-name="Standard">
      <style:text-properties officeooo:paragraph-rsid="00219929"/>
    </style:style>
    <style:style style:name="P49" style:family="paragraph" style:parent-style-name="Standard">
      <style:text-properties officeooo:paragraph-rsid="0026a816"/>
    </style:style>
    <style:style style:name="P50" style:family="paragraph" style:parent-style-name="Standard">
      <style:text-properties fo:font-weight="normal" officeooo:rsid="002a39f4" officeooo:paragraph-rsid="002a39f4" style:font-weight-asian="normal" style:font-weight-complex="normal"/>
    </style:style>
    <style:style style:name="P51" style:family="paragraph" style:parent-style-name="Standard">
      <style:text-properties fo:font-weight="normal" officeooo:rsid="002e50d1" officeooo:paragraph-rsid="002f87fb" style:font-weight-asian="normal" style:font-weight-complex="normal"/>
    </style:style>
    <style:style style:name="P52" style:family="paragraph" style:parent-style-name="Standard">
      <style:text-properties fo:font-weight="normal" officeooo:rsid="003e62df" officeooo:paragraph-rsid="003e62df" style:font-weight-asian="normal" style:font-weight-complex="normal"/>
    </style:style>
    <style:style style:name="P53" style:family="paragraph" style:parent-style-name="Standard">
      <style:text-properties fo:font-weight="normal" officeooo:rsid="00427d1d" officeooo:paragraph-rsid="00427d1d" style:font-weight-asian="normal" style:font-weight-complex="normal"/>
    </style:style>
    <style:style style:name="P54" style:family="paragraph" style:parent-style-name="Standard">
      <style:text-properties officeooo:paragraph-rsid="00284970"/>
    </style:style>
    <style:style style:name="P55" style:family="paragraph" style:parent-style-name="Standard">
      <style:text-properties fo:font-weight="bold" officeooo:rsid="003e62df" officeooo:paragraph-rsid="003e62df" style:font-weight-asian="bold" style:font-weight-complex="bold"/>
    </style:style>
    <style:style style:name="P56" style:family="paragraph" style:parent-style-name="Standard">
      <style:text-properties officeooo:paragraph-rsid="002a39f4"/>
    </style:style>
    <style:style style:name="P57" style:family="paragraph" style:parent-style-name="Standard">
      <style:text-properties officeooo:paragraph-rsid="0037d0fb"/>
    </style:style>
    <style:style style:name="P58" style:family="paragraph" style:parent-style-name="Standard">
      <style:text-properties officeooo:paragraph-rsid="004ad688"/>
    </style:style>
    <style:style style:name="P59" style:family="paragraph" style:parent-style-name="Standard">
      <style:text-properties officeooo:paragraph-rsid="0072834f"/>
    </style:style>
    <style:style style:name="P60" style:family="paragraph" style:parent-style-name="Standard">
      <style:text-properties officeooo:paragraph-rsid="009501dc"/>
    </style:style>
    <style:style style:name="P61" style:family="paragraph" style:parent-style-name="Standard">
      <style:text-properties officeooo:paragraph-rsid="00a6615f"/>
    </style:style>
    <style:style style:name="P62" style:family="paragraph" style:parent-style-name="Standard">
      <style:text-properties fo:font-size="12pt" fo:font-weight="normal" officeooo:rsid="00a83808" officeooo:paragraph-rsid="00a6615f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ebd88" officeooo:paragraph-rsid="00bebd88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a3cf3f" officeooo:paragraph-rsid="00c0b6b4" style:font-size-asian="10.5pt" style:font-weight-asian="normal" style:font-size-complex="12pt" style:font-weight-complex="normal"/>
    </style:style>
    <style:style style:name="P65" style:family="paragraph" style:parent-style-name="Standard">
      <style:text-properties officeooo:rsid="00b9f84a" officeooo:paragraph-rsid="00b9f84a"/>
    </style:style>
    <style:style style:name="P66" style:family="paragraph" style:parent-style-name="Standard">
      <style:text-properties officeooo:rsid="00bb2a79" officeooo:paragraph-rsid="00bb2a79"/>
    </style:style>
    <style:style style:name="P67" style:family="paragraph" style:parent-style-name="Standard">
      <style:text-properties officeooo:paragraph-rsid="00a6615f"/>
    </style:style>
    <style:style style:name="T1" style:family="text">
      <style:text-properties fo:font-size="16pt" fo:font-weight="bold" officeooo:rsid="001ec74a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c17c3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230d46" style:font-size-asian="16pt" style:font-weight-asian="bold" style:font-size-complex="16pt" style:font-weight-complex="bold"/>
    </style:style>
    <style:style style:name="T4" style:family="text">
      <style:text-properties fo:font-size="12pt" fo:font-weight="bold" officeooo:rsid="0026a816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84970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6a816" style:font-size-asian="12pt" style:font-size-complex="12pt"/>
    </style:style>
    <style:style style:name="T8" style:family="text">
      <style:text-properties fo:font-size="12pt" officeooo:rsid="002a7b8b" style:font-size-asian="12pt" style:font-size-complex="12pt"/>
    </style:style>
    <style:style style:name="T9" style:family="text">
      <style:text-properties fo:font-size="12pt" officeooo:rsid="002b9521" style:font-size-asian="12pt" style:font-size-complex="12pt"/>
    </style:style>
    <style:style style:name="T10" style:family="text">
      <style:text-properties fo:font-size="12pt" officeooo:rsid="002c7376" style:font-size-asian="12pt" style:font-size-complex="12pt"/>
    </style:style>
    <style:style style:name="T11" style:family="text">
      <style:text-properties fo:font-size="12pt" officeooo:rsid="002a39f4" style:font-size-asian="12pt" style:font-size-complex="12pt"/>
    </style:style>
    <style:style style:name="T12" style:family="text">
      <style:text-properties fo:font-size="12pt" officeooo:rsid="0038a6f0" style:font-size-asian="12pt" style:font-size-complex="12pt"/>
    </style:style>
    <style:style style:name="T13" style:family="text">
      <style:text-properties fo:font-size="12pt" officeooo:rsid="004022e9" style:font-size-asian="12pt" style:font-size-complex="12pt"/>
    </style:style>
    <style:style style:name="T14" style:family="text">
      <style:text-properties fo:font-size="12pt" officeooo:rsid="004277c7" style:font-size-asian="12pt" style:font-size-complex="12pt"/>
    </style:style>
    <style:style style:name="T15" style:family="text">
      <style:text-properties fo:font-size="12pt" officeooo:rsid="00427d1d" style:font-size-asian="12pt" style:font-size-complex="12pt"/>
    </style:style>
    <style:style style:name="T16" style:family="text">
      <style:text-properties fo:font-size="12pt" fo:font-weight="normal" officeooo:rsid="002a39f4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a7b8b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31afa3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3370b9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31008e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7d0fb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b58cb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3d3550" style:font-size-asian="12pt" style:font-weight-asian="normal" style:font-size-complex="12pt" style:font-weight-complex="normal"/>
    </style:style>
    <style:style style:name="T24" style:family="text">
      <style:text-properties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ad688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572add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59667a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5c88d5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5dea25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5f38b9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667166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6a0bbe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72834f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73261b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4f60c2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78a692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79aca3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7b8f91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7d99b6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822b34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830c3e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8759ed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8dd88c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9501dc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9733a9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995309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a6615f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a83808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abf0f2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aef232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b9de90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c16215" style:font-size-asian="10.5pt" style:font-weight-asian="normal" style:font-size-complex="12pt" style:font-weight-complex="normal"/>
    </style:style>
    <style:style style:name="T53" style:family="text">
      <style:text-properties officeooo:rsid="006501a2"/>
    </style:style>
    <style:style style:name="T54" style:family="text">
      <style:text-properties officeooo:rsid="0085013e"/>
    </style:style>
    <style:style style:name="T55" style:family="text">
      <style:text-properties officeooo:rsid="00857c36"/>
    </style:style>
    <style:style style:name="T56" style:family="text">
      <style:text-properties officeooo:rsid="00979bf1"/>
    </style:style>
    <style:style style:name="T57" style:family="text">
      <style:text-properties fo:font-weight="bold" officeooo:rsid="0099ca98" style:font-weight-asian="bold" style:font-weight-complex="bold"/>
    </style:style>
    <style:style style:name="T58" style:family="text">
      <style:text-properties officeooo:rsid="00a58247"/>
    </style:style>
    <style:style style:name="T59" style:family="text">
      <style:text-properties officeooo:rsid="00b24eb0"/>
    </style:style>
    <style:style style:name="T60" style:family="text">
      <style:text-properties officeooo:rsid="00b6254d"/>
    </style:style>
    <style:style style:name="T61" style:family="text">
      <style:text-properties officeooo:rsid="00c0b6b4"/>
    </style:style>
    <style:style style:name="T62" style:family="text">
      <style:text-properties officeooo:rsid="00c1e2e6"/>
    </style:style>
    <style:style style:name="T63" style:family="text">
      <style:text-properties officeooo:rsid="00c31239"/>
    </style:style>
    <style:style style:name="T64" style:family="text">
      <style:text-properties officeooo:rsid="00c4a79b"/>
    </style:style>
    <style:style style:name="T65" style:family="text">
      <style:text-properties officeooo:rsid="00c55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) Flash memory extraction</text:p>
      <text:p text:style-name="P8"/>
      <text:p text:style-name="P1">1.1) Determine flash memory location</text:p>
      <text:p text:style-name="P11"/>
      <text:p text:style-name="P18">What is the address of the beginning of the flash memory segment?</text:p>
      <text:p text:style-name="P24">0x08000000</text:p>
      <text:p text:style-name="P18">What is the size of the flash memory segment?</text:p>
      <text:p text:style-name="P45">0x00200000</text:p>
      <text:p text:style-name="P45"/>
      <text:p text:style-name="P47"><text:span text:style-name="T1">2</text:span><text:span text:style-name="T2">) </text:span><text:span text:style-name="T1">Find the open TCP port</text:span></text:p>
      <text:p text:style-name="P3"/>
      <text:p text:style-name="P19">Which TCP port number is open?</text:p>
      <text:p text:style-name="P25">4242</text:p>
      <text:p text:style-name="P25"/>
      <text:p text:style-name="P48"><text:span text:style-name="T3">3</text:span><text:span text:style-name="T2">) </text:span><text:span text:style-name="T1">Find the </text:span><text:span text:style-name="T3">relevant part of the firmware</text:span></text:p>
      <text:p text:style-name="P10"/>
      <text:p text:style-name="P2">3.1) Find incoming data storage location</text:p>
      <text:p text:style-name="P20"/>
      <text:p text:style-name="P20">Address and size of data SRAM region</text:p>
      <text:p text:style-name="P26">address: 0x20000000</text:p>
      <text:p text:style-name="P26">size: <text:s text:c="6"/>0x00030000</text:p>
      <text:p text:style-name="P26"/>
      <text:p text:style-name="P21">Command to dump SRAM contents</text:p>
      <text:p text:style-name="P27">dump_image sram_dump 0x20000000 0x00030000</text:p>
      <text:p text:style-name="P27"/>
      <text:p text:style-name="P49"><text:span text:style-name="T5">H</text:span><text:span text:style-name="T4">ow </text:span><text:span text:style-name="T5">I</text:span><text:span text:style-name="T4"> located </text:span><text:span text:style-name="T5">my</text:span><text:span text:style-name="T4"> input in the memory dump</text:span></text:p>
      <text:p text:style-name="P54"><text:span text:style-name="T7">U</text:span><text:span text:style-name="T6">sed proposed command: grep -b -o -a 'austin' sram_dump</text:span></text:p>
      <text:p text:style-name="P46"/>
      <text:p text:style-name="P22">Byte address that input is found at</text:p>
      <text:p text:style-name="P56"><text:span text:style-name="T16">0x</text:span><text:span text:style-name="T22">20</text:span><text:span text:style-name="T16">0</text:span><text:span text:style-name="T23">1</text:span><text:span text:style-name="T18"> </text:span><text:span text:style-name="T23">0D54</text:span><text:span text:style-name="T18"> </text:span><text:span text:style-name="T19">was the most consistent address that part of the string would be stored at</text:span></text:p>
      <text:p text:style-name="P28"/>
      <text:p text:style-name="P51"><text:span text:style-name="T11">68948</text:span><text:span text:style-name="T12"> (byte offset so divide by 4 for word offset)</text:span><text:span text:style-name="T11">: </text:span><text:span text:style-name="T8">(</text:span><text:span text:style-name="T9">5</text:span><text:span text:style-name="T8"> times) </text:span><text:span text:style-name="T10">(only has the first 4 bytes)</text:span></text:p>
      <text:p text:style-name="P57"><text:span text:style-name="T17">0</text:span><text:span text:style-name="T20">x</text:span><text:span text:style-name="T23">10D54</text:span><text:span text:style-name="T20"> →</text:span><text:span text:style-name="T21"> </text:span><text:span text:style-name="T16">0x</text:span><text:span text:style-name="T22">20</text:span><text:span text:style-name="T16">0</text:span><text:span text:style-name="T18">1 0D54</text:span></text:p>
      <text:p text:style-name="P29"/>
      <text:p text:style-name="P55"><text:span text:style-name="T8">W</text:span><text:span text:style-name="T6">atchpoint triggers</text:span></text:p>
      <text:p text:style-name="P52"><text:span text:style-name="T13">1) </text:span><text:span text:style-name="T6">PC = 0x080015e8</text:span></text:p>
      <text:p text:style-name="P31">2) PC = 0x08005f10</text:p>
      <text:p text:style-name="P29"/>
      <text:p text:style-name="P23">What is the address of this load instruction, and what is the starting address of the function that it is a part of?</text:p>
      <text:p text:style-name="P30"/>
      <text:p text:style-name="P50"><text:span text:style-name="T14">Load </text:span><text:span text:style-name="T15">instruction </text:span><text:span text:style-name="T14">address: </text:span><text:span text:style-name="T15">0x</text:span><text:span text:style-name="T8">08005f0e</text:span></text:p>
      <text:p text:style-name="P53"><text:span text:style-name="T8">F</text:span><text:span text:style-name="T6">unction address: 0x08005ee0</text:span></text:p>
      <text:p text:style-name="P32"/>
      <text:p text:style-name="P32"/>
      <text:p text:style-name="P32"/>
      <text:p text:style-name="P32"/>
      <text:p text:style-name="P9"><text:soft-page-break/>4) Protocol Determination</text:p>
      <text:p text:style-name="P5"/>
      <text:p text:style-name="P6">General Protocol Format</text:p>
      <text:p text:style-name="P7"/>
      <text:p text:style-name="P4">Field Bits<text:tab/>Description<text:tab/><text:tab/><text:span text:style-name="T54">Requiremen</text:span><text:span text:style-name="T55">t</text:span><text:span text:style-name="T54">s</text:span><text:tab/><text:tab/><text:span text:style-name="T53">Field Size (bytes)</text:span></text:p>
      <text:p text:style-name="P58"><text:span text:style-name="T25">[0:3]</text:span><text:span text:style-name="T35"><text:tab/><text:tab/></text:span><text:span text:style-name="T25">← “</text:span><text:span text:style-name="T36">SPKR</text:span><text:span text:style-name="T25">”<text:tab/><text:tab/></text:span><text:span text:style-name="T38">S</text:span><text:span text:style-name="T37">tring</text:span><text:span text:style-name="T25"><text:tab/><text:tab/><text:tab/><text:tab/></text:span><text:span text:style-name="T31">4</text:span></text:p>
      <text:p text:style-name="P58"><text:span text:style-name="T25">[4:7]<text:tab/><text:tab/>← </text:span><text:span text:style-name="T26">Don’t Care Field? </text:span><text:span text:style-name="T41">(any 4 byte value?)</text:span><text:span text:style-name="T29"><text:tab/><text:tab/></text:span><text:span text:style-name="T31">4</text:span></text:p>
      <text:p text:style-name="P58"><text:span text:style-name="T25">[8:11]<text:tab/><text:tab/>← </text:span><text:span text:style-name="T28">Message Length<text:tab/></text:span><text:span text:style-name="T40">(value &lt;= 0x8001)</text:span><text:span text:style-name="T28"> <text:s/></text:span><text:span text:style-name="T30"><text:tab/><text:tab/></text:span><text:span text:style-name="T31">4</text:span></text:p>
      <text:p text:style-name="P58"><text:span text:style-name="T25">[12]<text:tab/><text:tab/>← </text:span><text:span text:style-name="T27">Speak</text:span><text:span text:style-name="T43">er</text:span><text:span text:style-name="T27"> C</text:span><text:span text:style-name="T43">md</text:span><text:span text:style-name="T27"> <text:tab/>(</text:span><text:span text:style-name="T42">0 &lt; value &lt; 7</text:span><text:span text:style-name="T27"> )<text:tab/><text:tab/></text:span><text:span text:style-name="T32">1 </text:span></text:p>
      <text:p text:style-name="P59"><text:span text:style-name="T33">[13:?]<text:tab/><text:tab/>← </text:span><text:span text:style-name="T34">M</text:span><text:span text:style-name="T33">essage? <text:tab/><text:tab/><text:tab/><text:tab/><text:tab/><text:tab/>? </text:span><text:span text:style-name="T39">(varies?)</text:span></text:p>
      <text:p text:style-name="P33"/>
      <text:p text:style-name="P12">What are the sizes of the various fields in the command message?</text:p>
      <text:p text:style-name="P34">Field Size Shown in table </text:p>
      <text:p text:style-name="P34"/>
      <text:p text:style-name="P13">What are any requirements on the values of certain fields for this command?</text:p>
      <text:p text:style-name="P35">Requirements shown in table</text:p>
      <text:p text:style-name="P35"/>
      <text:p text:style-name="P14">Can you identify how the data from particular fields are used?</text:p>
      <text:p text:style-name="P36">Shown in description mostly</text:p>
      <text:p text:style-name="P36"/>
      <text:p text:style-name="P15">What does each command do in the context of audio playback?</text:p>
      <text:p text:style-name="P60"><text:span text:style-name="T44">Speaker C</text:span><text:span text:style-name="T45">md</text:span><text:span text:style-name="T46"><text:tab/><text:tab/>Description</text:span></text:p>
      <text:p text:style-name="P37">0 → <text:span text:style-name="T56">init<text:tab/><text:tab/></text:span><text:span text:style-name="T57">(BLANK)</text:span></text:p>
      <text:p text:style-name="P38">1 → <text:span text:style-name="T56">play<text:tab/><text:tab/></text:span><text:span text:style-name="T57">(BLANK)</text:span></text:p>
      <text:p text:style-name="P38">2 → <text:span text:style-name="T56">add_samples<text:tab/></text:span><text:span text:style-name="T57">(BLANK)</text:span></text:p>
      <text:p text:style-name="P38">3 → <text:span text:style-name="T56">pause<text:tab/><text:tab/></text:span><text:span text:style-name="T57">(BLANK)</text:span></text:p>
      <text:p text:style-name="P38">4 → <text:span text:style-name="T56">unpause<text:tab/><text:tab/></text:span><text:span text:style-name="T57">(BLANK)</text:span></text:p>
      <text:p text:style-name="P38">5 → <text:span text:style-name="T56">stop<text:tab/><text:tab/></text:span><text:span text:style-name="T57">(BLANK)</text:span></text:p>
      <text:p text:style-name="P38">6 → <text:span text:style-name="T56">status<text:tab/><text:tab/></text:span><text:span text:style-name="T57">(BLANK)</text:span></text:p>
      <text:p text:style-name="P39"/>
      <text:p text:style-name="P16">What is the format of reply messages from the speaker?</text:p>
      <text:p text:style-name="P40"/>
      <text:p text:style-name="P17">What information is included in replies from the speaker?</text:p>
      <text:p text:style-name="P41"/>
      <text:p text:style-name="P42">NOTES:</text:p>
      <text:p text:style-name="P42"/>
      <text:p text:style-name="P42">0x08000fec <text:span text:style-name="T58">seems to access “play” characters</text:span></text:p>
      <text:p text:style-name="P42">0x0800100e <text:span text:style-name="T59">also accesses “play” characters</text:span></text:p>
      <text:p text:style-name="P42"/>
      <text:p text:style-name="P42"><text:bookmark-start text:name="__DdeLink__371_248201196"/><text:bookmark-start text:name="__DdeLink__369_248201196"/>0x20026161<text:bookmark-end text:name="__DdeLink__371_248201196"/><text:bookmark-end text:name="__DdeLink__369_248201196"/> <text:span text:style-name="T60">where “play” is stored?</text:span></text:p>
      <text:p text:style-name="P42"/>
      <text:p text:style-name="P43">Important addresses:</text:p>
      <text:p text:style-name="P43"/>
      <text:p text:style-name="P44">0x20000be4 – debug flag</text:p>
      <text:p text:style-name="P61"><text:span text:style-name="T47">0x20010d54 – start of </text:span><text:span text:style-name="T48">command fields</text:span></text:p>
      <text:p text:style-name="P62"/>
      <text:p text:style-name="P61"><text:span text:style-name="T48">0x200254C4 – </text:span><text:span text:style-name="T50">pointer to “play” string</text:span></text:p>
      <text:p text:style-name="P61"><text:span text:style-name="T48">0x0801add8 – “</text:span><text:span text:style-name="T49">play</text:span><text:span text:style-name="T48">” </text:span><text:span text:style-name="T49">string</text:span></text:p>
      <text:p text:style-name="P61"><text:soft-page-break/><text:span text:style-name="T49"/></text:p>
      <text:p text:style-name="P61"><text:span text:style-name="T49">08013a20 – </text:span><text:span text:style-name="T52">function we write cmd_str to UART :D</text:span></text:p>
      <text:p text:style-name="P62"/>
      <text:p text:style-name="P61"><text:span text:style-name="T51">0x</text:span><text:span text:style-name="T48">08001f72 </text:span><text:span text:style-name="T51">where function exits</text:span></text:p>
      <text:p text:style-name="P65"><text:span text:style-name="T51">s</text:span><text:span text:style-name="T24">ee what memory looks like after leaving</text:span></text:p>
      <text:p text:style-name="P65"><text:span text:style-name="T24"/></text:p>
      <text:p text:style-name="P66"><text:span text:style-name="T24">just want to see how “play” command is used and </text:span></text:p>
      <text:p text:style-name="P66"><text:span text:style-name="T24">what it plays</text:span></text:p>
      <text:p text:style-name="P66"><text:span text:style-name="T24">where that data is stored</text:span></text:p>
      <text:p text:style-name="P66"><text:span text:style-name="T24">how we provide that data</text:span></text:p>
      <text:p text:style-name="P62"/>
      <text:p text:style-name="P63">bps</text:p>
      <text:p text:style-name="P63">0x08001f72 – after reading and storing “play”</text:p>
      <text:p text:style-name="P63">0x0800a1d8 – <text:span text:style-name="T62">to skip system stuff</text:span></text:p>
      <text:p text:style-name="P63"/>
      <text:p text:style-name="P63">wps</text:p>
      <text:p text:style-name="P63">0x0801add8 “play” string</text:p>
      <text:p text:style-name="P64">0x20026161 – “<text:span text:style-name="T61">play</text:span>” <text:span text:style-name="T61">stored here. “</text:span><text:span text:style-name="T64">pl</text:span><text:span text:style-name="T61">” </text:span><text:span text:style-name="T65">o</text:span><text:span text:style-name="T63">verwritten by newline characters?</text:span></text:p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3:54:03.345607485</meta:creation-date>
    <meta:generator>LibreOffice/6.4.7.2$Linux_X86_64 LibreOffice_project/40$Build-2</meta:generator>
    <dc:date>2021-04-26T23:05:05.533962427</dc:date>
    <meta:editing-duration>P2DT15H45M55S</meta:editing-duration>
    <meta:editing-cycles>146</meta:editing-cycles>
    <meta:document-statistic meta:table-count="0" meta:image-count="0" meta:object-count="0" meta:page-count="3" meta:paragraph-count="75" meta:word-count="446" meta:character-count="2630" meta:non-whitespace-character-count="2212"/>
  </office:meta>
</office:document-meta>
</file>